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abf0d" officeooo:paragraph-rsid="000abf0d"/>
    </style:style>
    <style:style style:name="P2" style:family="paragraph" style:parent-style-name="Standard">
      <style:text-properties style:text-underline-style="solid" style:text-underline-width="auto" style:text-underline-color="font-color" officeooo:rsid="000b9e2f" officeooo:paragraph-rsid="000b9e2f"/>
    </style:style>
    <style:style style:name="P3" style:family="paragraph" style:parent-style-name="Standard">
      <style:text-properties style:text-underline-style="none" officeooo:rsid="000abf0d" officeooo:paragraph-rsid="000abf0d"/>
    </style:style>
    <style:style style:name="P4" style:family="paragraph" style:parent-style-name="Standard">
      <style:text-properties style:text-underline-style="none" officeooo:rsid="000e2b81" officeooo:paragraph-rsid="000e2b81"/>
    </style:style>
    <style:style style:name="P5" style:family="paragraph" style:parent-style-name="Standard" style:list-style-name="L3">
      <style:text-properties style:text-underline-style="none" officeooo:rsid="000e2b81" officeooo:paragraph-rsid="000e2b81"/>
    </style:style>
    <style:style style:name="P6" style:family="paragraph" style:parent-style-name="Standard" style:list-style-name="L3">
      <style:text-properties style:text-underline-style="none" officeooo:rsid="00100b14" officeooo:paragraph-rsid="00100b14"/>
    </style:style>
    <style:style style:name="P7" style:family="paragraph" style:parent-style-name="Standard" style:list-style-name="L3">
      <style:text-properties style:text-underline-style="none" officeooo:rsid="0011ab8e" officeooo:paragraph-rsid="0011ab8e"/>
    </style:style>
    <style:style style:name="P8" style:family="paragraph" style:parent-style-name="Standard" style:list-style-name="L3">
      <style:text-properties style:text-underline-style="none" officeooo:rsid="00139b23" officeooo:paragraph-rsid="00139b23"/>
    </style:style>
    <style:style style:name="P9" style:family="paragraph" style:parent-style-name="Standard" style:list-style-name="L2">
      <style:text-properties officeooo:paragraph-rsid="000c36bc"/>
    </style:style>
    <style:style style:name="P10" style:family="paragraph" style:parent-style-name="Standard" style:list-style-name="L3">
      <style:text-properties officeooo:paragraph-rsid="000fa621"/>
    </style:style>
    <style:style style:name="P11" style:family="paragraph" style:parent-style-name="Standard" style:list-style-name="L3">
      <style:text-properties officeooo:rsid="00139b23" officeooo:paragraph-rsid="00139b23"/>
    </style:style>
    <style:style style:name="P12" style:family="paragraph" style:parent-style-name="Standard" style:list-style-name="L3">
      <style:text-properties officeooo:rsid="0016a4be" officeooo:paragraph-rsid="0016a4b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b9e2f"/>
    </style:style>
    <style:style style:name="T3" style:family="text">
      <style:text-properties style:text-underline-style="none" officeooo:rsid="000c36bc"/>
    </style:style>
    <style:style style:name="T4" style:family="text">
      <style:text-properties style:text-underline-style="none" officeooo:rsid="000fa621"/>
    </style:style>
    <style:style style:name="T5" style:family="text">
      <style:text-properties style:text-underline-style="none" officeooo:rsid="000fe933"/>
    </style:style>
    <style:style style:name="T6" style:family="text">
      <style:text-properties style:text-underline-style="none" officeooo:rsid="0016a4be"/>
    </style:style>
    <style:style style:name="T7" style:family="text">
      <style:text-properties officeooo:rsid="000fa621"/>
    </style:style>
    <style:style style:name="T8" style:family="text">
      <style:text-properties officeooo:rsid="00139b2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ursive Back Tracking:</text:p>
      <text:p text:style-name="P4">Stack based algorithm</text:p>
      <text:p text:style-name="P4"/>
      <text:list xml:id="list3598852311" text:style-name="L3">
        <text:list-item>
          <text:p text:style-name="P7">Create an array <text:span text:style-name="T8">representing the nodes in the maze grid </text:span>whose values indicate open paths to neighboring nodes (NSEW) and whether the cell has already been visited.</text:p>
        </text:list-item>
        <text:list-item>
          <text:p text:style-name="P8">Create a array to function as a stack data structure.</text:p>
        </text:list-item>
        <text:list-item>
          <text:p text:style-name="P5">Push top left position, (0, 0), onto stack. <text:s/><text:span text:style-name="T7">Track number of nodes visited.</text:span></text:p>
        </text:list-item>
        <text:list-item>
          <text:p text:style-name="P6">Repeat until all nodes have been visited.</text:p>
          <text:list>
            <text:list-item>
              <text:p text:style-name="P10"><text:span text:style-name="T4">Choose a neighboring node </text:span><text:span text:style-name="T5">that has not yet been visited</text:span><text:span text:style-name="T4"> at random. <text:s/>Push its coordinates onto the stack. <text:s/></text:span><text:span text:style-name="T5">Increment the number of nodes visited.</text:span></text:p>
            </text:list-item>
            <text:list-item>
              <text:p text:style-name="P11"><text:span text:style-name="T5">U</text:span><text:span text:style-name="T1">pdate the nodes array to reflect the open path and that the cell has been visited.</text:span></text:p>
            </text:list-item>
            <text:list-item>
              <text:p text:style-name="P11"><text:span text:style-name="T1">If all neighboring nodes have been visited, pop a value off the stack and try again.</text:span></text:p>
            </text:list-item>
          </text:list>
        </text:list-item>
        <text:list-item>
          <text:p text:style-name="P12"><text:span text:style-name="T1">Once all nodes have been visited, render the maze by drawing walls where there are no open paths. <text:s/>Can do this as the maze is generated for a cool animation.</text:span></text:p>
        </text:list-item>
      </text:list>
      <text:p text:style-name="P3"/>
      <text:p text:style-name="P2">Resources:</text:p>
      <text:list xml:id="list2047000822" text:style-name="L2">
        <text:list-item>
          <text:p text:style-name="P9"><text:span text:style-name="T3">Video on maze generation and recursive backtracking<text:line-break/>(</text:span><text:a xlink:type="simple" xlink:href="https://www.youtube.com/watch?v=Y37-gB83HKE" text:style-name="Internet_20_link" text:visited-style-name="Visited_20_Internet_20_Link"><text:span text:style-name="T2">https://www.youtube.com/watch?v=Y37-gB83HKE</text:span></text:a><text:span text:style-name="T3">)</text:span></text:p>
        </text:list-item>
        <text:list-item>
          <text:p text:style-name="P9"><text:span text:style-name="T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5T09:31:48.977734251</meta:creation-date>
    <dc:date>2021-09-25T15:39:55.592825097</dc:date>
    <meta:editing-duration>PT6H8M2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68" meta:character-count="973" meta:non-whitespace-character-count="823"/>
  </office:meta>
</office:document-meta>
</file>